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7411"/>
    </style:style>
    <style:style style:name="P2" style:family="paragraph" style:parent-style-name="Standard">
      <style:text-properties officeooo:rsid="000a7411" officeooo:paragraph-rsid="000a7411"/>
    </style:style>
    <style:style style:name="P3" style:family="paragraph" style:parent-style-name="Standard">
      <style:text-properties officeooo:rsid="000c3ef1" officeooo:paragraph-rsid="000c3ef1"/>
    </style:style>
    <style:style style:name="P4" style:family="paragraph" style:parent-style-name="Standard" style:master-page-name="">
      <style:paragraph-properties fo:margin-left="0.25in" fo:margin-right="0in" fo:text-indent="0in" style:auto-text-indent="false" style:page-number="auto"/>
      <style:text-properties officeooo:rsid="000a7411" officeooo:paragraph-rsid="000a7411"/>
    </style:style>
    <style:style style:name="T1" style:family="text">
      <style:text-properties officeooo:rsid="000c3e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SS Three-Month Capstone Project</text:p>
      <text:p text:style-name="P1"/>
      <text:p text:style-name="P2">Main functionality</text:p>
      <text:p text:style-name="P2"><text:tab/>1. Track child's allowance</text:p>
      <text:p text:style-name="P2"><text:tab/><text:tab/>a. increment by specified amount per day OR increment on completion of specified tasks</text:p>
      <text:p text:style-name="P2"><text:tab/><text:tab/>b. clear accumulated amount on pay out</text:p>
      <text:p text:style-name="P2"/>
      <text:p text:style-name="P2"><text:tab/>2. Increase or decrease accumulated funds according to exhibited behavior</text:p>
      <text:p text:style-name="P2"><text:tab/><text:tab/>a. Buttons on the view which allows the user (parent) to decrement accumulated funds by a set <text:tab/><text:tab/><text:tab/>amount.</text:p>
      <text:p text:style-name="P2"><text:tab/><text:tab/>b. Button on the view that allows the user (parent) to increment accumulated funds by a set <text:tab/><text:tab/><text:tab/><text:tab/>amount. </text:p>
      <text:p text:style-name="P2"><text:tab/></text:p>
      <text:p text:style-name="P4">3. Allow for the generation of a random treat from a pre-determined list of options.</text:p>
      <text:p text:style-name="P2"/>
      <text:p text:style-name="P2"/>
      <text:p text:style-name="P2"><text:span text:style-name="T1">4. Password protected use authentication with user-name and password access</text:span></text:p>
      <text:p text:style-name="P3">5. Mobile friendly – use ionic?</text:p>
      <text:p text:style-name="P2"/>
      <text:p text:style-name="P2"><text:s/>Optional functionality:</text:p>
      <text:p text:style-name="P2"/>
      <text:p text:style-name="P2"><text:tab/>Swear or Fight jar</text:p>
      <text:p text:style-name="P2"><text:tab/>ability to control tablet usage by interfacing with parental controls on tablet</text:p>
      <text:p text:style-name="P2"><text:tab/>ability to control internet access through changing the password</text:p>
      <text:p text:style-name="P2"><text:tab/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4:08:13.996548000</meta:creation-date>
    <dc:date>2015-09-11T14:31:08.576627000</dc:date>
    <meta:editing-duration>PT7M59S</meta:editing-duration>
    <meta:editing-cycles>3</meta:editing-cycles>
    <meta:generator>LibreOffice/4.2.6.3$MacOSX_X86_64 LibreOffice_project/3fd416d4c6db7d3204c17ce57a1d70f6e531ee21</meta:generator>
    <meta:document-statistic meta:table-count="0" meta:image-count="0" meta:object-count="0" meta:page-count="1" meta:paragraph-count="19" meta:word-count="134" meta:character-count="874" meta:non-whitespace-character-count="727"/>
  </office:meta>
</office:document-meta>
</file>